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3423">
            <text:p>3423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0618">
            <text:p>10618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7070">
            <text:p>7070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7992">
            <text:p>7992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8414">
            <text:p>8414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9354">
            <text:p>9354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9884">
            <text:p>9884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10860">
            <text:p>10860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11576">
            <text:p>11576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12643">
            <text:p>12643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13167">
            <text:p>13167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14059">
            <text:p>14059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15016">
            <text:p>15016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15625">
            <text:p>15625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16329">
            <text:p>16329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17351">
            <text:p>17351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17624">
            <text:p>17624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26726">
            <text:p>26726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19442">
            <text:p>19442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20740">
            <text:p>20740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21686">
            <text:p>21686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22167">
            <text:p>22167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24036">
            <text:p>24036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24790">
            <text:p>24790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25478">
            <text:p>25478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26423">
            <text:p>26423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27534">
            <text:p>27534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28525">
            <text:p>28525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30050">
            <text:p>30050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30569">
            <text:p>3056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39551">
            <text:p>39551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31581">
            <text:p>31581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43109">
            <text:p>43109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34335">
            <text:p>34335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35198">
            <text:p>35198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37411">
            <text:p>37411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41424">
            <text:p>41424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42247">
            <text:p>42247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43227">
            <text:p>43227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44446">
            <text:p>44446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45731">
            <text:p>45731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46026">
            <text:p>46026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47606">
            <text:p>47606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48598">
            <text:p>48598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50346">
            <text:p>50346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51001">
            <text:p>51001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51623">
            <text:p>51623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52460">
            <text:p>52460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53904">
            <text:p>53904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54605">
            <text:p>54605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55718">
            <text:p>55718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58167">
            <text:p>58167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57874">
            <text:p>57874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59567">
            <text:p>59567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59685">
            <text:p>59685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61489">
            <text:p>61489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63000">
            <text:p>63000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62913">
            <text:p>62913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64906">
            <text:p>64906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66273">
            <text:p>66273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66710">
            <text:p>66710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67462">
            <text:p>67462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68994">
            <text:p>68994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69844">
            <text:p>69844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70916">
            <text:p>70916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72556">
            <text:p>72556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73536">
            <text:p>73536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75766">
            <text:p>75766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76241">
            <text:p>76241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76771">
            <text:p>76771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77905">
            <text:p>77905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78883">
            <text:p>78883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79050">
            <text:p>79050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75769">
            <text:p>75769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76870">
            <text:p>76870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77743">
            <text:p>77743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79160">
            <text:p>79160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81854">
            <text:p>81854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80732">
            <text:p>80732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81458">
            <text:p>81458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84273">
            <text:p>84273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83582">
            <text:p>83582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85818">
            <text:p>85818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99341">
            <text:p>99341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86575">
            <text:p>86575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90083">
            <text:p>90083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89882">
            <text:p>89882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91726">
            <text:p>91726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91164">
            <text:p>91164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93824">
            <text:p>93824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94370">
            <text:p>94370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94648">
            <text:p>94648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95277">
            <text:p>95277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97103">
            <text:p>97103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98500">
            <text:p>98500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98243">
            <text:p>98243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100187">
            <text:p>100187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102994">
            <text:p>102994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102401">
            <text:p>102401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107285">
            <text:p>107285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105391">
            <text:p>105391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104884">
            <text:p>104884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117898">
            <text:p>117898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106868">
            <text:p>106868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108752">
            <text:p>108752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110268">
            <text:p>110268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120966">
            <text:p>120966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111684">
            <text:p>111684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112795">
            <text:p>112795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127239">
            <text:p>127239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120637">
            <text:p>120637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113332">
            <text:p>113332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113748">
            <text:p>113748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114414">
            <text:p>114414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115368">
            <text:p>115368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131392">
            <text:p>131392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125702">
            <text:p>125702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126336">
            <text:p>126336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128142">
            <text:p>128142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134746">
            <text:p>134746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121965">
            <text:p>121965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122926">
            <text:p>122926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123482">
            <text:p>123482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125921">
            <text:p>125921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126181">
            <text:p>126181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126431">
            <text:p>126431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137571">
            <text:p>137571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154440">
            <text:p>154440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43039">
            <text:p>143039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142099">
            <text:p>142099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141992">
            <text:p>141992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142772">
            <text:p>142772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155963">
            <text:p>155963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160569">
            <text:p>160569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136800">
            <text:p>136800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138936">
            <text:p>138936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138863">
            <text:p>138863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140441">
            <text:p>140441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149233">
            <text:p>149233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141916">
            <text:p>141916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143761">
            <text:p>143761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145020">
            <text:p>145020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145235">
            <text:p>145235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146208">
            <text:p>146208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148409">
            <text:p>148409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149652">
            <text:p>149652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149961">
            <text:p>149961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150996">
            <text:p>150996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153377">
            <text:p>153377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156983">
            <text:p>156983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153544">
            <text:p>153544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154068">
            <text:p>154068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157318">
            <text:p>157318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156892">
            <text:p>156892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157198">
            <text:p>157198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158694">
            <text:p>158694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160127">
            <text:p>160127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162830">
            <text:p>162830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162600">
            <text:p>162600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163184">
            <text:p>163184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165121">
            <text:p>165121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166046">
            <text:p>166046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167308">
            <text:p>167308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168005">
            <text:p>168005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177810">
            <text:p>177810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170896">
            <text:p>170896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171161">
            <text:p>171161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190407">
            <text:p>190407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181175">
            <text:p>181175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175800">
            <text:p>175800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177815">
            <text:p>177815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176395">
            <text:p>176395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176194">
            <text:p>17619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178512">
            <text:p>178512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180776">
            <text:p>180776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202056">
            <text:p>202056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94341">
            <text:p>194341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195806">
            <text:p>195806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204848">
            <text:p>204848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94775">
            <text:p>194775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88491">
            <text:p>188491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88039">
            <text:p>188039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210317">
            <text:p>210317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204104">
            <text:p>204104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205069">
            <text:p>205069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205658">
            <text:p>205658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93266">
            <text:p>193266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94634">
            <text:p>194634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209348">
            <text:p>209348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205604">
            <text:p>205604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207144">
            <text:p>207144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208882">
            <text:p>208882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208257">
            <text:p>208257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207392">
            <text:p>207392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210335">
            <text:p>210335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210168">
            <text:p>210168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212801">
            <text:p>212801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211034">
            <text:p>211034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213607">
            <text:p>213607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215103">
            <text:p>215103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228846">
            <text:p>228846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225720">
            <text:p>225720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217648">
            <text:p>217648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230237">
            <text:p>230237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223466">
            <text:p>223466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221907">
            <text:p>221907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224461">
            <text:p>224461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224972">
            <text:p>224972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225196">
            <text:p>225196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228851">
            <text:p>228851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227915">
            <text:p>227915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228085">
            <text:p>228085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232886">
            <text:p>232886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230466">
            <text:p>230466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231268">
            <text:p>231268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237139">
            <text:p>237139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234309">
            <text:p>234309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238216">
            <text:p>238216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249334">
            <text:p>249334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230358">
            <text:p>230358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232473">
            <text:p>232473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231885">
            <text:p>231885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243777">
            <text:p>243777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235738">
            <text:p>235738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246489">
            <text:p>246489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236618">
            <text:p>236618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240922">
            <text:p>240922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253466">
            <text:p>253466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255860">
            <text:p>255860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267914">
            <text:p>267914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241099">
            <text:p>241099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243930">
            <text:p>243930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246289">
            <text:p>246289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245517">
            <text:p>245517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246416">
            <text:p>246416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249202">
            <text:p>249202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258923">
            <text:p>258923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267210">
            <text:p>267210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252897">
            <text:p>252897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255290">
            <text:p>255290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253941">
            <text:p>253941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255385">
            <text:p>255385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256248">
            <text:p>256248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255501">
            <text:p>255501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260374">
            <text:p>260374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259540">
            <text:p>259540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260806">
            <text:p>260806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260150">
            <text:p>260150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266458">
            <text:p>266458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264692">
            <text:p>264692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264957">
            <text:p>264957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7410">
            <text:p>267410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266345">
            <text:p>266345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271241">
            <text:p>271241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268298">
            <text:p>268298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273224">
            <text:p>273224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281646">
            <text:p>281646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274164">
            <text:p>274164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314475">
            <text:p>314475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274091">
            <text:p>274091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286933">
            <text:p>286933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278264">
            <text:p>278264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277926">
            <text:p>277926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280774">
            <text:p>280774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282681">
            <text:p>282681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283098">
            <text:p>283098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283852">
            <text:p>283852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282640">
            <text:p>282640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340998">
            <text:p>340998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307041">
            <text:p>307041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314127">
            <text:p>314127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288818">
            <text:p>288818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289860">
            <text:p>289860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290176">
            <text:p>290176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293061">
            <text:p>293061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293913">
            <text:p>293913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294710">
            <text:p>294710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296870">
            <text:p>296870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297669">
            <text:p>297669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300174">
            <text:p>300174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299512">
            <text:p>299512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311286">
            <text:p>311286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303847">
            <text:p>303847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302435">
            <text:p>302435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303847">
            <text:p>303847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305317">
            <text:p>305317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308525">
            <text:p>308525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332819">
            <text:p>332819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307308">
            <text:p>307308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309883">
            <text:p>309883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310695">
            <text:p>310695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313497">
            <text:p>313497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313495">
            <text:p>313495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315922">
            <text:p>315922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318602">
            <text:p>318602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319473">
            <text:p>319473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326732">
            <text:p>326732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319506">
            <text:p>319506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346877">
            <text:p>346877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360417">
            <text:p>360417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357772">
            <text:p>357772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359313">
            <text:p>359313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360321">
            <text:p>360321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361312">
            <text:p>361312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362732">
            <text:p>362732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364708">
            <text:p>364708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363772">
            <text:p>363772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365139">
            <text:p>365139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362252">
            <text:p>362252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344613">
            <text:p>344613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345051">
            <text:p>34505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352512">
            <text:p>352512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340173">
            <text:p>340173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338649">
            <text:p>338649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340875">
            <text:p>340875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339567">
            <text:p>339567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344546">
            <text:p>344546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343057">
            <text:p>343057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342917">
            <text:p>342917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345298">
            <text:p>345298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345987">
            <text:p>345987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364657">
            <text:p>364657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347890">
            <text:p>347890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350553">
            <text:p>350553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350822">
            <text:p>350822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359475">
            <text:p>359475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352990">
            <text:p>352990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354073">
            <text:p>354073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356831">
            <text:p>356831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357098">
            <text:p>357098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357428">
            <text:p>357428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361488">
            <text:p>361488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362105">
            <text:p>362105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361266">
            <text:p>361266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367382">
            <text:p>367382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363166">
            <text:p>363166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367874">
            <text:p>367874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443312">
            <text:p>443312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384370">
            <text:p>384370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379745">
            <text:p>379745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382522">
            <text:p>382522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385234">
            <text:p>385234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395038">
            <text:p>395038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386355">
            <text:p>386355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389932">
            <text:p>38993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387428">
            <text:p>387428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377229">
            <text:p>377229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379763">
            <text:p>379763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377581">
            <text:p>377581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80914">
            <text:p>380914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385172">
            <text:p>385172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383090">
            <text:p>383090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383963">
            <text:p>383963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394133">
            <text:p>394133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86286">
            <text:p>386286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388119">
            <text:p>388119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386899">
            <text:p>386899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390569">
            <text:p>390569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393520">
            <text:p>393520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390518">
            <text:p>390518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399375">
            <text:p>399375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394594">
            <text:p>394594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394385">
            <text:p>394385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397973">
            <text:p>397973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416216">
            <text:p>416216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398597">
            <text:p>398597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401173">
            <text:p>401173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402676">
            <text:p>402676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404325">
            <text:p>404325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404071">
            <text:p>404071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437984">
            <text:p>43798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434418">
            <text:p>434418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411819">
            <text:p>411819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412997">
            <text:p>412997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409856">
            <text:p>409856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414650">
            <text:p>414650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412168">
            <text:p>412168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414517">
            <text:p>414517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415749">
            <text:p>415749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418737">
            <text:p>418737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418031">
            <text:p>418031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421983">
            <text:p>421983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423235">
            <text:p>423235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431182">
            <text:p>43118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440257">
            <text:p>44025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422889">
            <text:p>422889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425879">
            <text:p>425879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437378">
            <text:p>437378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471896">
            <text:p>471896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436027">
            <text:p>436027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429593">
            <text:p>429593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436672">
            <text:p>436672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429014">
            <text:p>429014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432102">
            <text:p>432102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434857">
            <text:p>434857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439690">
            <text:p>439690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444525">
            <text:p>444525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439309">
            <text:p>439309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442480">
            <text:p>442480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439797">
            <text:p>439797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459506">
            <text:p>459506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481570">
            <text:p>481570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484994">
            <text:p>484994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445366">
            <text:p>445366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462799">
            <text:p>462799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497652">
            <text:p>49765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457215">
            <text:p>457215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449815">
            <text:p>449815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453186">
            <text:p>453186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465720">
            <text:p>465720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453742">
            <text:p>453742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454612">
            <text:p>454612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475363">
            <text:p>475363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457377">
            <text:p>457377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458916">
            <text:p>458916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463932">
            <text:p>463932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469690">
            <text:p>469690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497944">
            <text:p>49794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463452">
            <text:p>463452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475217">
            <text:p>475217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466693">
            <text:p>466693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465530">
            <text:p>465530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473361">
            <text:p>473361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470279">
            <text:p>470279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470228">
            <text:p>470228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471319">
            <text:p>471319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471415">
            <text:p>471415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477559">
            <text:p>477559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493241">
            <text:p>493241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542169">
            <text:p>542169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510200">
            <text:p>510200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501307">
            <text:p>501307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484212">
            <text:p>484212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479117">
            <text:p>479117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483817">
            <text:p>483817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488155">
            <text:p>488155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504686">
            <text:p>504686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486486">
            <text:p>486486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487610">
            <text:p>487610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486717">
            <text:p>486717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487911">
            <text:p>487911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491037">
            <text:p>491037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514400">
            <text:p>514400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494815">
            <text:p>494815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495605">
            <text:p>495605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498291">
            <text:p>498291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495655">
            <text:p>495655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504849">
            <text:p>504849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510278">
            <text:p>510278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501578">
            <text:p>501578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510826">
            <text:p>510826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500785">
            <text:p>500785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505355">
            <text:p>505355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520457">
            <text:p>520457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513786">
            <text:p>513786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549608">
            <text:p>549608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548328">
            <text:p>548328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509211">
            <text:p>509211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512580">
            <text:p>512580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516881">
            <text:p>516881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521696">
            <text:p>521696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517463">
            <text:p>517463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515078">
            <text:p>515078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517608">
            <text:p>517608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518846">
            <text:p>518846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520078">
            <text:p>520078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525316">
            <text:p>525316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521859">
            <text:p>521859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527187">
            <text:p>527187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557427">
            <text:p>557427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546518">
            <text:p>546518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546630">
            <text:p>546630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550465">
            <text:p>550465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546539">
            <text:p>546539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546808">
            <text:p>546808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547918">
            <text:p>547918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551943">
            <text:p>551943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535896">
            <text:p>535896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541303">
            <text:p>541303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563127">
            <text:p>563127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537053">
            <text:p>537053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544003">
            <text:p>544003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561058">
            <text:p>561058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568747">
            <text:p>568747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596444">
            <text:p>596444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551528">
            <text:p>551528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547881">
            <text:p>547881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557510">
            <text:p>557510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549275">
            <text:p>549275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548431">
            <text:p>548431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595218">
            <text:p>59521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29:52</meta:creation-date>
    <dc:date>2014-04-25T13:30:57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132cm" svg:y="1.054cm" svg:width="10.279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1995">
                <text:p>199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1576">
                <text:p>11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2643">
                <text:p>12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3167">
                <text:p>13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6329">
                <text:p>16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7351">
                <text:p>17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9442">
                <text:p>19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0740">
                <text:p>207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4790">
                <text:p>247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6423">
                <text:p>26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7534">
                <text:p>27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0050">
                <text:p>300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0569">
                <text:p>30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39551">
                <text:p>39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31581">
                <text:p>31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32621">
                <text:p>32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3109">
                <text:p>43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35198">
                <text:p>35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37411">
                <text:p>37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42247">
                <text:p>42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43227">
                <text:p>43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44446">
                <text:p>44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45731">
                <text:p>45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46026">
                <text:p>46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47606">
                <text:p>47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48598">
                <text:p>48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50346">
                <text:p>50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51001">
                <text:p>51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51623">
                <text:p>51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53904">
                <text:p>539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54605">
                <text:p>54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55718">
                <text:p>557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58167">
                <text:p>58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59567">
                <text:p>59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59685">
                <text:p>59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61489">
                <text:p>61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62913">
                <text:p>62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64906">
                <text:p>64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66273">
                <text:p>66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66710">
                <text:p>667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67462">
                <text:p>67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68994">
                <text:p>68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69844">
                <text:p>69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70916">
                <text:p>70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72556">
                <text:p>72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73536">
                <text:p>73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75766">
                <text:p>75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76241">
                <text:p>76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76771">
                <text:p>76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77905">
                <text:p>77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78883">
                <text:p>78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79050">
                <text:p>790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75769">
                <text:p>75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76870">
                <text:p>768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77743">
                <text:p>77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79160">
                <text:p>791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81854">
                <text:p>81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80732">
                <text:p>80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81458">
                <text:p>81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84273">
                <text:p>84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83582">
                <text:p>83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85818">
                <text:p>85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99341">
                <text:p>993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86575">
                <text:p>86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90083">
                <text:p>90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89882">
                <text:p>89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91726">
                <text:p>91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91164">
                <text:p>91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93824">
                <text:p>93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94370">
                <text:p>943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94648">
                <text:p>94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95277">
                <text:p>952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97103">
                <text:p>97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98500">
                <text:p>98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8243">
                <text:p>98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100187">
                <text:p>100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102994">
                <text:p>102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102401">
                <text:p>102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107285">
                <text:p>107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105391">
                <text:p>105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104884">
                <text:p>104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117898">
                <text:p>1178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106868">
                <text:p>106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108752">
                <text:p>1087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110268">
                <text:p>1102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120966">
                <text:p>120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111684">
                <text:p>111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112795">
                <text:p>112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127239">
                <text:p>127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120637">
                <text:p>120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113332">
                <text:p>113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113748">
                <text:p>113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114414">
                <text:p>114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115368">
                <text:p>1153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131392">
                <text:p>131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125702">
                <text:p>1257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126336">
                <text:p>126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128142">
                <text:p>1281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134746">
                <text:p>1347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121965">
                <text:p>1219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122926">
                <text:p>1229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123482">
                <text:p>123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125921">
                <text:p>1259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126181">
                <text:p>126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126431">
                <text:p>1264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137571">
                <text:p>137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154440">
                <text:p>1544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143039">
                <text:p>143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142099">
                <text:p>142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141992">
                <text:p>141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142772">
                <text:p>142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155963">
                <text:p>1559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160569">
                <text:p>160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136800">
                <text:p>1368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138936">
                <text:p>138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138863">
                <text:p>1388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140441">
                <text:p>140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149233">
                <text:p>149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141916">
                <text:p>1419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143761">
                <text:p>143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145020">
                <text:p>1450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145235">
                <text:p>145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146208">
                <text:p>1462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148409">
                <text:p>148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149652">
                <text:p>1496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149961">
                <text:p>1499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150996">
                <text:p>150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153377">
                <text:p>1533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156983">
                <text:p>15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153544">
                <text:p>153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154068">
                <text:p>1540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157318">
                <text:p>1573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156892">
                <text:p>1568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157198">
                <text:p>1571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158694">
                <text:p>158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160127">
                <text:p>160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162830">
                <text:p>1628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162600">
                <text:p>1626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163184">
                <text:p>1631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165121">
                <text:p>165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166046">
                <text:p>166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167308">
                <text:p>167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168005">
                <text:p>168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177810">
                <text:p>1778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170896">
                <text:p>170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171161">
                <text:p>171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190407">
                <text:p>190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181175">
                <text:p>181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175800">
                <text:p>1758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177815">
                <text:p>177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176395">
                <text:p>176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176194">
                <text:p>176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178512">
                <text:p>178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180776">
                <text:p>180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202056">
                <text:p>2020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94341">
                <text:p>1943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195806">
                <text:p>195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204848">
                <text:p>204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94775">
                <text:p>194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88491">
                <text:p>1884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88039">
                <text:p>188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210317">
                <text:p>2103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204104">
                <text:p>204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205069">
                <text:p>205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205658">
                <text:p>205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93266">
                <text:p>1932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94634">
                <text:p>1946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209348">
                <text:p>209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205604">
                <text:p>2056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207144">
                <text:p>207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208882">
                <text:p>2088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208257">
                <text:p>208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207392">
                <text:p>2073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210335">
                <text:p>2103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210168">
                <text:p>2101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212801">
                <text:p>2128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211034">
                <text:p>2110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213607">
                <text:p>2136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215103">
                <text:p>2151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228846">
                <text:p>2288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225720">
                <text:p>2257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217648">
                <text:p>2176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230237">
                <text:p>230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223466">
                <text:p>223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221907">
                <text:p>2219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224461">
                <text:p>2244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224972">
                <text:p>224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225196">
                <text:p>225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228851">
                <text:p>2288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227915">
                <text:p>2279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228085">
                <text:p>2280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232886">
                <text:p>2328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230466">
                <text:p>230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231268">
                <text:p>2312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237139">
                <text:p>2371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234309">
                <text:p>23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238216">
                <text:p>2382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249334">
                <text:p>249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230358">
                <text:p>2303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232473">
                <text:p>2324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231885">
                <text:p>2318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243777">
                <text:p>2437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235738">
                <text:p>235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246489">
                <text:p>2464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236618">
                <text:p>236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240922">
                <text:p>2409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253466">
                <text:p>253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255860">
                <text:p>2558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267914">
                <text:p>2679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241099">
                <text:p>2410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243930">
                <text:p>2439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246289">
                <text:p>246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245517">
                <text:p>2455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246416">
                <text:p>2464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249202">
                <text:p>2492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258923">
                <text:p>258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267210">
                <text:p>2672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252897">
                <text:p>252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255290">
                <text:p>2552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253941">
                <text:p>253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255385">
                <text:p>2553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256248">
                <text:p>2562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255501">
                <text:p>2555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260374">
                <text:p>260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259540">
                <text:p>2595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260806">
                <text:p>2608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260150">
                <text:p>2601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266458">
                <text:p>2664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264692">
                <text:p>2646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264957">
                <text:p>2649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267410">
                <text:p>2674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266345">
                <text:p>2663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271241">
                <text:p>2712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268298">
                <text:p>2682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273224">
                <text:p>273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281646">
                <text:p>2816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274164">
                <text:p>274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314475">
                <text:p>314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274091">
                <text:p>274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286933">
                <text:p>2869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278264">
                <text:p>2782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277926">
                <text:p>2779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280774">
                <text:p>2807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282681">
                <text:p>282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283098">
                <text:p>2830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283852">
                <text:p>283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282640">
                <text:p>2826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340998">
                <text:p>340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307041">
                <text:p>3070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314127">
                <text:p>3141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288818">
                <text:p>2888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289860">
                <text:p>2898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293061">
                <text:p>2930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293913">
                <text:p>2939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294710">
                <text:p>2947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296870">
                <text:p>2968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297669">
                <text:p>2976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300174">
                <text:p>3001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299512">
                <text:p>2995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311286">
                <text:p>3112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303847">
                <text:p>3038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302435">
                <text:p>3024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303847">
                <text:p>3038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305317">
                <text:p>3053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308525">
                <text:p>3085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332819">
                <text:p>3328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307308">
                <text:p>307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309883">
                <text:p>309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310695">
                <text:p>3106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313497">
                <text:p>3134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313495">
                <text:p>3134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315922">
                <text:p>3159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318602">
                <text:p>318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319473">
                <text:p>3194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326732">
                <text:p>3267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319506">
                <text:p>3195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346877">
                <text:p>3468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360417">
                <text:p>3604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357772">
                <text:p>3577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359313">
                <text:p>3593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360321">
                <text:p>3603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361312">
                <text:p>3613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362732">
                <text:p>3627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364708">
                <text:p>3647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363772">
                <text:p>3637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365139">
                <text:p>365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362252">
                <text:p>3622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344613">
                <text:p>3446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345051">
                <text:p>3450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352512">
                <text:p>352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340173">
                <text:p>3401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338649">
                <text:p>3386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340875">
                <text:p>340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339567">
                <text:p>3395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344546">
                <text:p>3445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343057">
                <text:p>3430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342917">
                <text:p>3429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345298">
                <text:p>3452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345987">
                <text:p>3459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364657">
                <text:p>3646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347890">
                <text:p>347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350553">
                <text:p>3505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350822">
                <text:p>3508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359475">
                <text:p>3594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352990">
                <text:p>3529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354073">
                <text:p>3540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356831">
                <text:p>356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357098">
                <text:p>3570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357428">
                <text:p>357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361488">
                <text:p>3614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362105">
                <text:p>362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361266">
                <text:p>3612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367382">
                <text:p>3673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363166">
                <text:p>3631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367874">
                <text:p>3678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443312">
                <text:p>4433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384370">
                <text:p>3843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379745">
                <text:p>379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382522">
                <text:p>3825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385234">
                <text:p>3852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395038">
                <text:p>3950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386355">
                <text:p>3863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389932">
                <text:p>3899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387428">
                <text:p>387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377229">
                <text:p>3772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379763">
                <text:p>3797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377581">
                <text:p>377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80914">
                <text:p>3809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385172">
                <text:p>3851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383090">
                <text:p>3830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383963">
                <text:p>38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394133">
                <text:p>394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86286">
                <text:p>3862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388119">
                <text:p>3881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386899">
                <text:p>386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390569">
                <text:p>3905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393520">
                <text:p>3935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390518">
                <text:p>3905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399375">
                <text:p>399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394594">
                <text:p>394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394385">
                <text:p>3943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397973">
                <text:p>3979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416216">
                <text:p>416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398597">
                <text:p>3985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401173">
                <text:p>4011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402676">
                <text:p>4026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404325">
                <text:p>4043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404071">
                <text:p>4040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437984">
                <text:p>4379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434418">
                <text:p>4344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411819">
                <text:p>4118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412997">
                <text:p>4129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409856">
                <text:p>4098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414650">
                <text:p>41465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412168">
                <text:p>4121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414517">
                <text:p>4145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415749">
                <text:p>4157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418737">
                <text:p>4187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418031">
                <text:p>4180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421983">
                <text:p>4219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423235">
                <text:p>4232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431182">
                <text:p>4311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440257">
                <text:p>4402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422889">
                <text:p>422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425879">
                <text:p>4258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437378">
                <text:p>437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471896">
                <text:p>4718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436027">
                <text:p>436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429593">
                <text:p>4295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436672">
                <text:p>4366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429014">
                <text:p>429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432102">
                <text:p>432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434857">
                <text:p>4348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439690">
                <text:p>4396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444525">
                <text:p>4445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439309">
                <text:p>439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442480">
                <text:p>4424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439797">
                <text:p>4397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459506">
                <text:p>4595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481570">
                <text:p>4815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484994">
                <text:p>4849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445366">
                <text:p>4453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462799">
                <text:p>4627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497652">
                <text:p>4976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457215">
                <text:p>4572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449815">
                <text:p>4498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453186">
                <text:p>4531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465720">
                <text:p>4657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453742">
                <text:p>4537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454612">
                <text:p>4546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475363">
                <text:p>4753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457377">
                <text:p>4573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458916">
                <text:p>458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463932">
                <text:p>4639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469690">
                <text:p>4696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497944">
                <text:p>4979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463452">
                <text:p>4634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475217">
                <text:p>475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466693">
                <text:p>4666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465530">
                <text:p>4655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473361">
                <text:p>4733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470279">
                <text:p>4702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470228">
                <text:p>4702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471319">
                <text:p>4713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471415">
                <text:p>4714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477559">
                <text:p>477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493241">
                <text:p>4932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542169">
                <text:p>5421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510200">
                <text:p>5102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501307">
                <text:p>5013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484212">
                <text:p>4842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479117">
                <text:p>4791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483817">
                <text:p>4838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488155">
                <text:p>4881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504686">
                <text:p>5046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486486">
                <text:p>4864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487610">
                <text:p>4876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486717">
                <text:p>4867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487911">
                <text:p>4879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491037">
                <text:p>491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514400">
                <text:p>5144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494815">
                <text:p>4948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495605">
                <text:p>4956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498291">
                <text:p>4982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495655">
                <text:p>4956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504849">
                <text:p>5048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510278">
                <text:p>5102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501578">
                <text:p>5015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510826">
                <text:p>5108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500785">
                <text:p>5007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505355">
                <text:p>5053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520457">
                <text:p>5204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513786">
                <text:p>5137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549608">
                <text:p>5496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548328">
                <text:p>5483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509211">
                <text:p>5092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512580">
                <text:p>5125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516881">
                <text:p>5168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521696">
                <text:p>5216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517463">
                <text:p>5174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515078">
                <text:p>5150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517608">
                <text:p>5176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518846">
                <text:p>518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520078">
                <text:p>5200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525316">
                <text:p>525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521859">
                <text:p>5218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527187">
                <text:p>5271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557427">
                <text:p>5574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546518">
                <text:p>5465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546630">
                <text:p>5466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550465">
                <text:p>5504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546539">
                <text:p>5465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546808">
                <text:p>5468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547918">
                <text:p>5479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551943">
                <text:p>5519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535896">
                <text:p>5358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541303">
                <text:p>5413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563127">
                <text:p>5631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537053">
                <text:p>5370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544003">
                <text:p>5440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561058">
                <text:p>5610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568747">
                <text:p>5687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596444">
                <text:p>5964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551528">
                <text:p>551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547881">
                <text:p>5478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557510">
                <text:p>5575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549275">
                <text:p>5492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548431">
                <text:p>5484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595218">
                <text:p>595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